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1">
          <table:table-cell office:value-type="string" table:style-name="ce17">
            <text:p>001</text:p>
          </table:table-cell>
          <table:table-cell office:value-type="string" table:style-name="ce19">
            <text:p>Audio messaging</text:p>
          </table:table-cell>
          <table:table-cell office:value-type="string" table:style-name="ce19">
            <text:p>Audio messag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2">
            <text:p><text:a xlink:href="https://rcsjta.googlecode.com/git/docs/CR/CR_crane_5.2/RCSJTA_TT_5.2_CR001_AudioMessage.doc">https://rcsjta.googlecode.com/git/docs/CR/CR_crane_5.2/RCSJTA_TT_5.2_CR001_AudioMessage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2</text:p>
          </table:table-cell>
          <table:table-cell office:value-type="string" table:style-name="ce18">
            <text:p>MessageRevoke</text:p>
          </table:table-cell>
          <table:table-cell table:style-name="ce19"/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2">
            <text:p><text:a xlink:href="https://rcsjta.googlecode.com/git/docs/CR/CR_crane_5.2/RCSJTA_TT_5.2_CR002_MessageRevoke.doc">https://rcsjta.googlecode.com/git/docs/CR/CR_crane_5.2/RCSJTA_TT_5.2_CR002_MessageRevoke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3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19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In progress</text:p>
          </table:table-cell>
          <table:table-cell office:value-type="string" table:style-name="ce21">
            <text:p>Not reviewed</text:p>
          </table:table-cell>
          <table:table-cell table:style-name="ce25"/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26"/>
          <table:table-cell table:style-name="ce27"/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26"/>
          <table:table-cell table:style-name="ce27"/>
          <table:table-cell table:style-name="ce25"/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02T06:54:28Z</dc:date>
    <meta:editing-cycles>21</meta:editing-cycles>
    <meta:editing-duration>PT11249S</meta:editing-duration>
  </office:meta>
</office:document-meta>
</file>